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104603" officeooo:paragraph-rsid="00104603" style:font-size-asian="10.5pt" style:font-size-complex="10.5pt"/>
    </style:style>
    <style:style style:name="P2" style:family="paragraph" style:parent-style-name="Standard">
      <style:text-properties fo:font-size="10.5pt" officeooo:rsid="00121cde" officeooo:paragraph-rsid="00121cde" style:font-size-asian="10.5pt" style:font-size-complex="10.5pt"/>
    </style:style>
    <style:style style:name="P3" style:family="paragraph" style:parent-style-name="Standard">
      <style:text-properties fo:font-size="10.5pt" officeooo:rsid="00218f6b" officeooo:paragraph-rsid="00218f6b" style:font-size-asian="10.5pt" style:font-size-complex="10.5pt"/>
    </style:style>
    <style:style style:name="P4" style:family="paragraph" style:parent-style-name="Standard">
      <style:text-properties fo:font-size="10.5pt" officeooo:rsid="002321c0" officeooo:paragraph-rsid="002321c0" style:font-size-asian="10.5pt" style:font-size-complex="10.5pt"/>
    </style:style>
    <style:style style:name="P5" style:family="paragraph" style:parent-style-name="Standard">
      <style:text-properties fo:font-size="10.5pt" officeooo:rsid="0009e781" officeooo:paragraph-rsid="0009e781" style:font-size-asian="10.5pt" style:font-size-complex="10.5pt"/>
    </style:style>
    <style:style style:name="P6" style:family="paragraph" style:parent-style-name="Standard">
      <style:text-properties fo:font-size="10.5pt" officeooo:rsid="0009e781" officeooo:paragraph-rsid="00121cde" style:font-size-asian="10.5pt" style:font-size-complex="10.5pt"/>
    </style:style>
    <style:style style:name="P7" style:family="paragraph" style:parent-style-name="Standard">
      <style:text-properties fo:font-size="10.5pt" officeooo:rsid="001bad37" officeooo:paragraph-rsid="001bad37" style:font-size-asian="10.5pt" style:font-size-complex="10.5pt"/>
    </style:style>
    <style:style style:name="P8" style:family="paragraph" style:parent-style-name="Standard">
      <style:text-properties fo:font-size="10.5pt" officeooo:rsid="002e0c06" officeooo:paragraph-rsid="002e0c06" style:font-size-asian="10.5pt" style:font-size-complex="10.5pt"/>
    </style:style>
    <style:style style:name="P9" style:family="paragraph" style:parent-style-name="Standard">
      <style:text-properties fo:font-size="10.5pt" officeooo:rsid="00307ae9" officeooo:paragraph-rsid="00307ae9" style:font-size-asian="10.5pt" style:font-size-complex="10.5pt"/>
    </style:style>
    <style:style style:name="P10" style:family="paragraph" style:parent-style-name="Standard">
      <style:text-properties fo:font-size="10.5pt" fo:font-weight="bold" officeooo:rsid="0009e781" officeooo:paragraph-rsid="0009e781" style:font-size-asian="10.5pt" style:font-weight-asian="bold" style:font-size-complex="10.5pt" style:font-weight-complex="bold"/>
    </style:style>
    <style:style style:name="P11" style:family="paragraph" style:parent-style-name="Standard">
      <style:text-properties fo:font-size="10.5pt" fo:font-weight="bold" officeooo:rsid="0009e781" officeooo:paragraph-rsid="000be854" style:font-size-asian="10.5pt" style:font-weight-asian="bold" style:font-size-complex="10.5pt" style:font-weight-complex="bold"/>
    </style:style>
    <style:style style:name="P12" style:family="paragraph" style:parent-style-name="Standard">
      <style:text-properties fo:font-size="10.5pt" fo:font-weight="normal" officeooo:rsid="0009e781" officeooo:paragraph-rsid="0009e781" style:font-size-asian="10.5pt" style:font-weight-asian="normal" style:font-size-complex="10.5pt" style:font-weight-complex="normal"/>
    </style:style>
    <style:style style:name="P13" style:family="paragraph" style:parent-style-name="Standard">
      <style:text-properties fo:font-size="10.5pt" officeooo:rsid="0009e781" officeooo:paragraph-rsid="0009e781" style:font-size-asian="10.5pt" style:font-size-complex="10.5pt"/>
    </style:style>
    <style:style style:name="T1" style:family="text">
      <style:text-properties officeooo:rsid="000be854"/>
    </style:style>
    <style:style style:name="T2" style:family="text">
      <style:text-properties officeooo:rsid="0011347f"/>
    </style:style>
    <style:style style:name="T3" style:family="text">
      <style:text-properties officeooo:rsid="00121cde"/>
    </style:style>
    <style:style style:name="T4" style:family="text">
      <style:text-properties officeooo:rsid="001c95cc"/>
    </style:style>
    <style:style style:name="T5" style:family="text">
      <style:text-properties officeooo:rsid="001df4d1"/>
    </style:style>
    <style:style style:name="T6" style:family="text">
      <style:text-properties officeooo:rsid="0023de9e"/>
    </style:style>
    <style:style style:name="T7" style:family="text">
      <style:text-properties officeooo:rsid="002af5ef"/>
    </style:style>
    <style:style style:name="T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 ping 0.0.0.0</text:p>
      <text:p text:style-name="P2">64 bytes from 127.0.0.1 </text:p>
      <text:p text:style-name="P1">//<text:span text:style-name="T3">connect internet </text:span></text:p>
      <text:p text:style-name="P1">$ ping 8.8.8.8</text:p>
      <text:p text:style-name="P2">64 bytes from 8.8.8.8 icmp_seq =1 </text:p>
      <text:p text:style-name="P2"/>
      <text:p text:style-name="P3">if we want to create a tracking <text:s/>antenna project inside it then :</text:p>
      <text:p text:style-name="P3">mendel@jumbo-eft:~/jenkinsDir$ ls</text:p>
      <text:p text:style-name="P3">conf_files <text:s/>coral_deb_packages</text:p>
      <text:p text:style-name="P3"/>
      <text:p text:style-name="P3">mendel@jumbo-eft:~/jenkinsDir/coral_deb_packages$ ls</text:p>
      <text:p text:style-name="P3">adduser_3.118_all.deb</text:p>
      <text:p text:style-name="P3">autoconf_2.69-11_all.deb</text:p>
      <text:p text:style-name="P3">automake_1%3a1.16.1-4_all.deb</text:p>
      <text:p text:style-name="P3">autotools-dev_20180224.1_all.deb</text:p>
      <text:p text:style-name="P3">bcc_0.16.17-3.3_arm64.deb</text:p>
      <text:p text:style-name="P3">bin86_0.16.17-3.3_arm64.deb</text:p>
      <text:p text:style-name="P3">binutils-aarch64-linux-gnu_2.31.1-16_arm64.deb</text:p>
      <text:p text:style-name="P3">binutils-common_2.31.1-16_arm64.deb</text:p>
      <text:p text:style-name="P3">binutils_2.31.1-16_arm64.deb</text:p>
      <text:p text:style-name="P3">cdebconf_0.249_arm64.deb</text:p>
      <text:p text:style-name="P3">clang-6.0_1%3a6.0.1-10_arm64.deb</text:p>
      <text:p text:style-name="P3">clang-7_1%3a7.0.1-8+deb10u2_arm64.deb</text:p>
      <text:p text:style-name="P3">cpp-7_7.4.0-6_arm64.deb</text:p>
      <text:p text:style-name="P3">cpp-8_8.3.0-6_arm64.deb</text:p>
      <text:p text:style-name="P3">cpp_4%3a8.3.0-1_arm64.deb</text:p>
      <text:p text:style-name="P3">debconf_1.5.71_all.deb</text:p>
      <text:p text:style-name="P3">debianutils_4.8.6.1_arm64.deb</text:p>
      <text:p text:style-name="P3">dnsmasq-base_2.80-1+deb10u1_arm64.deb</text:p>
      <text:p text:style-name="P3">dnsmasq_2.80-1+deb10u1_all.deb</text:p>
      <text:p text:style-name="P3">dpkg_1.19.7_arm64.deb</text:p>
      <text:p text:style-name="P3">file_1%3a5.35-4+deb10u2_arm64.deb</text:p>
      <text:p text:style-name="P3">g++-8_8.3.0-6_arm64.deb</text:p>
      <text:p text:style-name="P3">gcc-7-base_7.4.0-6_arm64.deb</text:p>
      <text:p text:style-name="P3">gcc-7_7.4.0-6_arm64.deb</text:p>
      <text:p text:style-name="P3">gcc-8-base_8.3.0-6_arm64.deb</text:p>
      <text:p text:style-name="P3">gcc-8_8.3.0-6_arm64.deb</text:p>
      <text:p text:style-name="P3">gcc_4%3a8.3.0-1_arm64.deb</text:p>
      <text:p text:style-name="P3">gobjc++-8_8.3.0-6_arm64.deb</text:p>
      <text:p text:style-name="P3">gobjc++_4%3a8.3.0-1_arm64.deb</text:p>
      <text:p text:style-name="P3">gobjc-8_8.3.0-6_arm64.deb</text:p>
      <text:p text:style-name="P3">hostapd_2%3a2.7+git20190128+0c1e29f-6+deb10u2_arm64.deb</text:p>
      <text:p text:style-name="P3">init-system-helpers_1.56+nmu1_all.deb</text:p>
      <text:p text:style-name="P3">install-info_6.5.0.dfsg.1-4+b1_arm64.deb</text:p>
      <text:p text:style-name="P3">libacl1_2.2.53-4_arm64.deb</text:p>
      <text:p text:style-name="P3">libasan4_7.4.0-6_arm64.deb</text:p>
      <text:p text:style-name="P3">libasan5_8.3.0-6_arm64.deb</text:p>
      <text:p text:style-name="P3">libatomic1_8.3.0-6_arm64.deb</text:p>
      <text:p text:style-name="P3">libattr1_1%3a2.4.48-4_arm64.deb</text:p>
      <text:p text:style-name="P3">libaudit-common_1%3a2.8.4-3_all.deb</text:p>
      <text:p text:style-name="P3">libaudit1_1%3a2.8.4-3_arm64.deb</text:p>
      <text:p text:style-name="P3">libbinutils_2.31.1-16_arm64.deb</text:p>
      <text:p text:style-name="P3">libblkid1_2.33.1-0.1_arm64.deb</text:p>
      <text:p text:style-name="P3">libbsd0_0.9.1-2+deb10u1_arm64.deb</text:p>
      <text:p text:style-name="P3">libbz2-1.0_1.0.6-9.2~deb10u1_arm64.deb</text:p>
      <text:p text:style-name="P3">libc-dev-bin_2.28-10_arm64.deb</text:p>
      <text:p text:style-name="P3">libc6-dev_2.28-10_arm64.deb</text:p>
      <text:p text:style-name="P3">libc6_2.28-10_arm64.deb</text:p>
      <text:p text:style-name="P3">libcap-ng0_0.7.9-2_arm64.deb</text:p>
      <text:p text:style-name="P3">libcc1-0_8.3.0-6_arm64.deb</text:p>
      <text:p text:style-name="P3"><text:soft-page-break/>libclang-common-6.0-dev_1%3a6.0.1-10_arm64.deb</text:p>
      <text:p text:style-name="P3">libclang-common-7-dev_1%3a7.0.1-8+deb10u2_arm64.deb</text:p>
      <text:p text:style-name="P3">libclang1-6.0_1%3a6.0.1-10_arm64.deb</text:p>
      <text:p text:style-name="P3">libclang1-7_1%3a7.0.1-8+deb10u2_arm64.deb</text:p>
      <text:p text:style-name="P3">libcom-err2_1.44.5-1+deb10u3_arm64.deb</text:p>
      <text:p text:style-name="P3">libcurl4-openssl-dev_7.64.0-4+deb10u1_arm64.deb</text:p>
      <text:p text:style-name="P3">libcurl4_7.64.0-4+deb10u1_arm64.deb</text:p>
      <text:p text:style-name="P3">libdb5.3_5.3.28+dfsg1-0.5_arm64.deb</text:p>
      <text:p text:style-name="P3">libdbus-1-3_1.12.20-0+deb10u1_arm64.deb</text:p>
      <text:p text:style-name="P3">libdebian-installer4_0.119_arm64.deb</text:p>
      <text:p text:style-name="P3">libdpkg-perl_1.19.7_all.deb</text:p>
      <text:p text:style-name="P3">libedit2_3.1-20181209-1_arm64.deb</text:p>
      <text:p text:style-name="P3">libexpat1_2.2.6-2+deb10u1_arm64.deb</text:p>
      <text:p text:style-name="P3">libffi6_3.2.1-9_arm64.deb</text:p>
      <text:p text:style-name="P3">libgcc-7-dev_7.4.0-6_arm64.deb</text:p>
      <text:p text:style-name="P3">libgcc-8-dev_8.3.0-6_arm64.deb</text:p>
      <text:p text:style-name="P3">libgcc1_1%3a8.3.0-6_arm64.deb</text:p>
      <text:p text:style-name="P3">libgcrypt20_1.8.4-5_arm64.deb</text:p>
      <text:p text:style-name="P3">libgdbm-compat4_1.18.1-4_arm64.deb</text:p>
      <text:p text:style-name="P3">libgdbm6_1.18.1-4_arm64.deb</text:p>
      <text:p text:style-name="P3">libglib2.0-0_2.58.3-2+deb10u2_arm64.deb</text:p>
      <text:p text:style-name="P3">libgmp10_2%3a6.1.2+dfsg-4_arm64.deb</text:p>
      <text:p text:style-name="P3">libgnutls30_3.6.7-4+deb10u6_arm64.deb</text:p>
      <text:p text:style-name="P3">libgomp1_8.3.0-6_arm64.deb</text:p>
      <text:p text:style-name="P3">libgpg-error0_1.35-1_arm64.deb</text:p>
      <text:p text:style-name="P3">libgssapi-krb5-2_1.17-3+deb10u1_arm64.deb</text:p>
      <text:p text:style-name="P3">libhogweed4_3.4.1-1_arm64.deb</text:p>
      <text:p text:style-name="P3">libidn11_1.33-2.2_arm64.deb</text:p>
      <text:p text:style-name="P3">libidn2-0_2.0.5-1+deb10u1_arm64.deb</text:p>
      <text:p text:style-name="P3">libisl19_0.20-2_arm64.deb</text:p>
      <text:p text:style-name="P3">libitm1_8.3.0-6_arm64.deb</text:p>
      <text:p text:style-name="P3">libjsoncpp1_1.7.4-3_arm64.deb</text:p>
      <text:p text:style-name="P3">libk5crypto3_1.17-3+deb10u1_arm64.deb</text:p>
      <text:p text:style-name="P3">libkeyutils1_1.6-6_arm64.deb</text:p>
      <text:p text:style-name="P3">libkrb5-3_1.17-3+deb10u1_arm64.deb</text:p>
      <text:p text:style-name="P3">libkrb5support0_1.17-3+deb10u1_arm64.deb</text:p>
      <text:p text:style-name="P3">libldap-2.4-2_2.4.47+dfsg-3+deb10u6_arm64.deb</text:p>
      <text:p text:style-name="P3">libldap-common_2.4.47+dfsg-3+deb10u6_all.deb</text:p>
      <text:p text:style-name="P3">libllvm6.0_1%3a6.0.1-10_arm64.deb</text:p>
      <text:p text:style-name="P3">libllvm7_1%3a7.0.1-8+deb10u2_arm64.deb</text:p>
      <text:p text:style-name="P3">liblsan0_8.3.0-6_arm64.deb</text:p>
      <text:p text:style-name="P3">liblua5.2-0_5.2.4-1.1+b2_arm64.deb</text:p>
      <text:p text:style-name="P3">liblz4-1_1.8.3-1_arm64.deb</text:p>
      <text:p text:style-name="P3">liblzma5_5.2.4-1_arm64.deb</text:p>
      <text:p text:style-name="P3">libmagic-mgc_1%3a5.35-4+deb10u2_arm64.deb</text:p>
      <text:p text:style-name="P3">libmagic1_1%3a5.35-4+deb10u2_arm64.deb</text:p>
      <text:p text:style-name="P3">libmnl0_1.0.4-2_arm64.deb</text:p>
      <text:p text:style-name="P3">libmount1_2.33.1-0.1_arm64.deb</text:p>
      <text:p text:style-name="P3">libmpc3_1.1.0-1_arm64.deb</text:p>
      <text:p text:style-name="P3">libmpdec2_2.4.2-2_arm64.deb</text:p>
      <text:p text:style-name="P3">libmpfr6_4.0.2-1_arm64.deb</text:p>
      <text:p text:style-name="P3">libncursesw6_6.1+20181013-2+deb10u2_arm64.deb</text:p>
      <text:p text:style-name="P3">libnetfilter-conntrack3_1.0.7-1_arm64.deb</text:p>
      <text:p text:style-name="P3">libnettle6_3.4.1-1_arm64.deb</text:p>
      <text:p text:style-name="P3">libnewt0.52_0.52.20-8_arm64.deb</text:p>
      <text:p text:style-name="P3">libnfnetlink0_1.0.1-3+b1_arm64.deb</text:p>
      <text:p text:style-name="P3">libnghttp2-14_1.36.0-2+deb10u1_arm64.deb</text:p>
      <text:p text:style-name="P3">libnl-3-200_3.4.0-1_arm64.deb</text:p>
      <text:p text:style-name="P3">libnl-genl-3-200_3.4.0-1_arm64.deb</text:p>
      <text:p text:style-name="P3">libnl-route-3-200_3.4.0-1_arm64.deb</text:p>
      <text:p text:style-name="P3"><text:soft-page-break/>libobjc-8-dev_8.3.0-6_arm64.deb</text:p>
      <text:p text:style-name="P3">libobjc4_8.3.0-6_arm64.deb</text:p>
      <text:p text:style-name="P3">libp11-kit0_0.23.15-2+deb10u1_arm64.deb</text:p>
      <text:p text:style-name="P3">libpam-modules-bin_1.3.1-5_arm64.deb</text:p>
      <text:p text:style-name="P3">libpam-modules_1.3.1-5_arm64.deb</text:p>
      <text:p text:style-name="P3">libpam0g_1.3.1-5_arm64.deb</text:p>
      <text:p text:style-name="P3">libpcre3_2%3a8.39-12_arm64.deb</text:p>
      <text:p text:style-name="P3">libperl5.28_5.28.1-6+deb10u1_arm64.deb</text:p>
      <text:p text:style-name="P3">libpsl5_0.20.2-2_arm64.deb</text:p>
      <text:p text:style-name="P3">libpython3-stdlib_3.7.3-1_arm64.deb</text:p>
      <text:p text:style-name="P3">libpython3.7-minimal_3.7.3-2+deb10u3_arm64.deb</text:p>
      <text:p text:style-name="P3">libpython3.7-stdlib_3.7.3-2+deb10u3_arm64.deb</text:p>
      <text:p text:style-name="P3">libreadline7_7.0-5_arm64.deb</text:p>
      <text:p text:style-name="P3">librtmp1_2.4+20151223.gitfa8646d.1-2_arm64.deb</text:p>
      <text:p text:style-name="P3">libsasl2-2_2.1.27+dfsg-1+deb10u1_arm64.deb</text:p>
      <text:p text:style-name="P3">libsasl2-modules-db_2.1.27+dfsg-1+deb10u1_arm64.deb</text:p>
      <text:p text:style-name="P3">libselinux1_2.8-1+b1_arm64.deb</text:p>
      <text:p text:style-name="P3">libsemanage-common_2.8-2_all.deb</text:p>
      <text:p text:style-name="P3">libsemanage1_2.8-2_arm64.deb</text:p>
      <text:p text:style-name="P3">libsepol1_2.8-1_arm64.deb</text:p>
      <text:p text:style-name="P3">libsigsegv2_2.12-2_arm64.deb</text:p>
      <text:p text:style-name="P3">libslang2_2.3.2-2_arm64.deb</text:p>
      <text:p text:style-name="P3">libsqlite3-0_3.27.2-3+deb10u1_arm64.deb</text:p>
      <text:p text:style-name="P3">libssh2-1_1.8.0-2.1_arm64.deb</text:p>
      <text:p text:style-name="P3">libssl1.1_1.1.1d-0+deb10u5_arm64.deb</text:p>
      <text:p text:style-name="P3">libstdc++-8-dev_8.3.0-6_arm64.deb</text:p>
      <text:p text:style-name="P3">libstdc++6_8.3.0-6_arm64.deb</text:p>
      <text:p text:style-name="P3">libsystemd0_241-7~deb10u7_arm64.deb</text:p>
      <text:p text:style-name="P3">libtasn1-6_4.13-3_arm64.deb</text:p>
      <text:p text:style-name="P3">libtextwrap1_0.1-14.2_arm64.deb</text:p>
      <text:p text:style-name="P3">libtinfo6_6.1+20181013-2+deb10u2_arm64.deb</text:p>
      <text:p text:style-name="P3">libtool_2.4.6-9_all.deb</text:p>
      <text:p text:style-name="P3">libtsan0_8.3.0-6_arm64.deb</text:p>
      <text:p text:style-name="P3">libubsan0_7.4.0-6_arm64.deb</text:p>
      <text:p text:style-name="P3">libubsan1_8.3.0-6_arm64.deb</text:p>
      <text:p text:style-name="P3">libunistring2_0.9.10-1_arm64.deb</text:p>
      <text:p text:style-name="P3">libuuid1_2.33.1-0.1_arm64.deb</text:p>
      <text:p text:style-name="P3">linux-libc-dev_4.19.181-1_arm64.deb</text:p>
      <text:p text:style-name="P3">lsb-base_10.2019051400_all.deb</text:p>
      <text:p text:style-name="P3">m4_1.4.18-2_arm64.deb</text:p>
      <text:p text:style-name="P3">mime-support_3.62_all.deb</text:p>
      <text:p text:style-name="P3">netbase_5.6_all.deb</text:p>
      <text:p text:style-name="P3">passwd_1%3a4.5-1.1_arm64.deb</text:p>
      <text:p text:style-name="P3">perl-base_5.28.1-6+deb10u1_arm64.deb</text:p>
      <text:p text:style-name="P3">perl-modules-5.28_5.28.1-6+deb10u1_all.deb</text:p>
      <text:p text:style-name="P3">perl_5.28.1-6+deb10u1_arm64.deb</text:p>
      <text:p text:style-name="P3">pkg-config_0.29-6_arm64.deb</text:p>
      <text:p text:style-name="P3">python3-future_0.16.0-1_all.deb</text:p>
      <text:p text:style-name="P3">python3-lib2to3_3.7.3-1_all.deb</text:p>
      <text:p text:style-name="P3">python3-minimal_3.7.3-1_arm64.deb</text:p>
      <text:p text:style-name="P3">python3.7-minimal_3.7.3-2+deb10u3_arm64.deb</text:p>
      <text:p text:style-name="P3">python3.7_3.7.3-2+deb10u3_arm64.deb</text:p>
      <text:p text:style-name="P3">python3_3.7.3-1_arm64.deb</text:p>
      <text:p text:style-name="P3">readline-common_7.0-5_all.deb</text:p>
      <text:p text:style-name="P3">tar_1.30+dfsg-6_arm64.deb</text:p>
      <text:p text:style-name="P3">tcc_0.9.27-8_arm64.deb</text:p>
      <text:p text:style-name="P3">zlib1g_1%3a1.2.11.dfsg-1_arm64.deb</text:p>
      <text:p text:style-name="P2"/>
      <text:p text:style-name="P2"/>
      <text:p text:style-name="P4"/>
      <text:p text:style-name="P4"><text:soft-page-break/>install all the packages <text:span text:style-name="T6">command</text:span>:</text:p>
      <text:p text:style-name="P4">sudo dpkg -i *</text:p>
      <text:p text:style-name="P6"/>
      <text:p text:style-name="P4">conf_files are mentioned below </text:p>
      <text:p text:style-name="P10">Coral <text:span text:style-name="T2">as a </text:span><text:span text:style-name="T5">TrackingA </text:span><text:span text:style-name="T2">hotspot</text:span>:</text:p>
      <text:p text:style-name="P5"/>
      <text:p text:style-name="P5">mendel@jumbo-eft:~/jenkinsDir$ ls </text:p>
      <text:p text:style-name="P5">conf_files <text:s/>coral_deb_packages</text:p>
      <text:p text:style-name="P5"/>
      <text:p text:style-name="P11">mendel@jumbo-eft:~/jenkinsDir/conf_files$ cat <text:span text:style-name="T1">main</text:span>.conf </text:p>
      <text:p text:style-name="P10">Main.conf</text:p>
      <text:p text:style-name="P5">[General] </text:p>
      <text:p text:style-name="P5">#Mavlink-router serves on this TCP port </text:p>
      <text:p text:style-name="P5">TcpServerPort=5790 </text:p>
      <text:p text:style-name="P5">ReportStats=false </text:p>
      <text:p text:style-name="P5">MavlinkDialect=auto</text:p>
      <text:p text:style-name="P5"/>
      <text:p text:style-name="P5">[UdpEndpoint alfa] </text:p>
      <text:p text:style-name="P5">Mode = Eavesdropping </text:p>
      <text:p text:style-name="P5">Address = 0.0.0.0 </text:p>
      <text:p text:style-name="P5">Port = 23000</text:p>
      <text:p text:style-name="P5"/>
      <text:p text:style-name="P5">[UdpEndpoint charlie] </text:p>
      <text:p text:style-name="P5">Mode = Normal </text:p>
      <text:p text:style-name="P5">Address = 127.0.0.1 </text:p>
      <text:p text:style-name="P5">Port = 11000</text:p>
      <text:p text:style-name="P5"/>
      <text:p text:style-name="P5">#Mavlink-router will connect to this TCP address</text:p>
      <text:p text:style-name="P5"/>
      <text:p text:style-name="P5">[UartEndpoint coral] </text:p>
      <text:p text:style-name="P5">Device = /dev/ttymxc2 </text:p>
      <text:p text:style-name="P5">Baud = 115200</text:p>
      <text:p text:style-name="P5"/>
      <text:p text:style-name="P10">mendel@jumbo-eft:~/jenkinsDir/conf_files$ cat dnsmasq.conf </text:p>
      <text:p text:style-name="P5">interface=wlan0</text:p>
      <text:p text:style-name="P5">listen-address=192.168.10.1</text:p>
      <text:p text:style-name="P5">bind-interfaces</text:p>
      <text:p text:style-name="P5">server=8.8.8.8</text:p>
      <text:p text:style-name="P5">domain-needed</text:p>
      <text:p text:style-name="P5">bogus-priv</text:p>
      <text:p text:style-name="P5">dhcp-range=192.168.10.10,192.168.10.199,24h</text:p>
      <text:p text:style-name="P5"/>
      <text:p text:style-name="P10">mendel@jumbo-eft:~/jenkinsDir/conf_files$ cat hostapd.conf </text:p>
      <text:p text:style-name="P5">interface=wlan0</text:p>
      <text:p text:style-name="P5">driver=nl80211</text:p>
      <text:p text:style-name="P5">ssid=TrackingA</text:p>
      <text:p text:style-name="P5">hw_mode=a</text:p>
      <text:p text:style-name="P5">channel=36</text:p>
      <text:p text:style-name="P5">macaddr_acl=0</text:p>
      <text:p text:style-name="P5">auth_algs=1</text:p>
      <text:p text:style-name="P5">ignore_broadcast_ssid=0</text:p>
      <text:p text:style-name="P5">wpa=3</text:p>
      <text:p text:style-name="P5">wpa_passphrase=Raphe@321</text:p>
      <text:p text:style-name="P5">wpa_key_mgmt=WPA-PSK</text:p>
      <text:p text:style-name="P5">wpa_pairwise=TKIP</text:p>
      <text:p text:style-name="P5">rsn_pairwise=CCMP</text:p>
      <text:p text:style-name="P5"/>
      <text:p text:style-name="P10">mendel@jumbo-eft:~/jenkinsDir/conf_files$ cat interfaces </text:p>
      <text:p text:style-name="P5">auto wlan0</text:p>
      <text:p text:style-name="P5"><text:tab/>iface wlan0 inet static</text:p>
      <text:p text:style-name="P5"><text:soft-page-break/><text:tab/>address 192.168.10.1</text:p>
      <text:p text:style-name="P5"><text:tab/>netmask 255.255.255.0</text:p>
      <text:p text:style-name="P5"/>
      <text:p text:style-name="P5"/>
      <text:p text:style-name="P10">mendel@jumbo-eft:~/jenkinsDir/conf_files$ cat mav_router.service </text:p>
      <text:p text:style-name="P5">[Unit]</text:p>
      <text:p text:style-name="P5"><text:tab/>Description=Mavlink Router</text:p>
      <text:p text:style-name="P5"><text:tab/>After=network.target</text:p>
      <text:p text:style-name="P5"><text:tab/>StartLimitIntervalSec=0</text:p>
      <text:p text:style-name="P5"/>
      <text:p text:style-name="P5">[Service]</text:p>
      <text:p text:style-name="P5"><text:tab/>Type=simple</text:p>
      <text:p text:style-name="P5"><text:tab/>Restart=always</text:p>
      <text:p text:style-name="P5"><text:tab/>RestartSec=1</text:p>
      <text:p text:style-name="P5"><text:tab/>User=mendel</text:p>
      <text:p text:style-name="P5"><text:tab/>ExecStart=/home/mendel/start_mavlink_router.sh</text:p>
      <text:p text:style-name="P5"/>
      <text:p text:style-name="P5">[Install]</text:p>
      <text:p text:style-name="P5"><text:tab/>WantedBy=multi-user.target</text:p>
      <text:p text:style-name="P5"/>
      <text:p text:style-name="P7">coral mavlink router sending vehicle data to 192.168.10.21:23001 <text:span text:style-name="T4">port</text:span></text:p>
      <text:p text:style-name="P10">mendel@jumbo-eft:~/jenkinsDir/conf_files$ cat start_mavlink_router.sh </text:p>
      <text:p text:style-name="P5">#!/bin/bash</text:p>
      <text:p text:style-name="P5">/usr/bin/mavlink-routerd -e 192.168.10.21:23001</text:p>
      <text:p text:style-name="P5"/>
      <text:p text:style-name="P5"/>
      <text:p text:style-name="P8"><text:span text:style-name="T8">mendel@jumbo-eft:~$ cat coral_script_jenkins.sh</text:span> </text:p>
      <text:p text:style-name="P8">#!/bin/bash</text:p>
      <text:p text:style-name="P8"/>
      <text:p text:style-name="P8">#set -e</text:p>
      <text:p text:style-name="P8">set -u</text:p>
      <text:p text:style-name="P8">set -x</text:p>
      <text:p text:style-name="P8"/>
      <text:p text:style-name="P8">#source ../scriptUtils/shellLogger.sh</text:p>
      <text:p text:style-name="P8">source ./shellLogger.sh</text:p>
      <text:p text:style-name="P8"/>
      <text:p text:style-name="P8"/>
      <text:p text:style-name="P8">sudo dpkg -i ./jenkinsDir/coral_deb_packages/*.deb</text:p>
      <text:p text:style-name="P8"/>
      <text:p text:style-name="P8"/>
      <text:p text:style-name="P8"># override ./jenkinsDir/conf_files/hostapd.conf to /etc/hostapd/hostapd.conf </text:p>
      <text:p text:style-name="P8">sudo cp -f ./jenkinsDir/conf_files/hostapd.conf /etc/hostapd/hostapd.conf</text:p>
      <text:p text:style-name="P8"/>
      <text:p text:style-name="P8">success "hostapd.conf created"</text:p>
      <text:p text:style-name="P8"/>
      <text:p text:style-name="P8"># override ./jenkinsDir/conf_files/dnsmasq.conf to /etc/dnsmasq.conf</text:p>
      <text:p text:style-name="P8">sudo cp -f ./jenkinsDir/conf_files/dnsmasq.conf /etc/dnsmasq.conf</text:p>
      <text:p text:style-name="P8"><text:tab/></text:p>
      <text:p text:style-name="P8">success "dnsmasq.conf created"</text:p>
      <text:p text:style-name="P8"/>
      <text:p text:style-name="P8"># override ./jenkinsDir/conf_files/interfaces file to /etc/network/interfaces</text:p>
      <text:p text:style-name="P8">sudo cp -f ./jenkinsDir/conf_files/interfaces /etc/network/interfaces</text:p>
      <text:p text:style-name="P8">success "interfaces created"</text:p>
      <text:p text:style-name="P8"/>
      <text:p text:style-name="P8"/>
      <text:p text:style-name="P8"># override ./jenkinsDir/conf_files/main.conf to /etc/mavlink-router/main.conf</text:p>
      <text:p text:style-name="P8">sudo mkdir -p /etc/mavlink-router</text:p>
      <text:p text:style-name="P8">success "mavlink-router folder created inside /etc/"</text:p>
      <text:p text:style-name="P8">sudo cp -f ./jenkinsDir/conf_files/main.conf /etc/mavlink-router/main.conf</text:p>
      <text:p text:style-name="P8">success "main.conf created"</text:p>
      <text:p text:style-name="P8"><text:soft-page-break/><text:tab/></text:p>
      <text:p text:style-name="P8"/>
      <text:p text:style-name="P8"># override ./jenkinsDir/conf_files/start_mavlink_router.sh at HOME</text:p>
      <text:p text:style-name="P8">sudo cp -f ./jenkinsDir/conf_files/start_mavlink_router.sh /home/mendel/</text:p>
      <text:p text:style-name="P8"/>
      <text:p text:style-name="P8"># override ./jenkinsDir/conf_files/mav_router.service at /etc/systemd/system/mav_router.service</text:p>
      <text:p text:style-name="P8">sudo cp -f ./jenkinsDir/conf_files/mav_router.service /etc/systemd/system/mav_router.service</text:p>
      <text:p text:style-name="P8"/>
      <text:p text:style-name="P8">success "mav_router service file created"</text:p>
      <text:p text:style-name="P8"/>
      <text:p text:style-name="P8"/>
      <text:p text:style-name="P8">sudo systemctl unmask hostapd.service</text:p>
      <text:p text:style-name="P8"/>
      <text:p text:style-name="P8">success "hostapd service unmasked"</text:p>
      <text:p text:style-name="P8"/>
      <text:p text:style-name="P8">#### mavlink router git clone work is pending</text:p>
      <text:p text:style-name="P8">git clone http://k.nitin:innovation%40123@192.168.1.34/root/offline_mavlink_router.git</text:p>
      <text:p text:style-name="P8">cd offline_mavlink_router/</text:p>
      <text:p text:style-name="P8">#git checkout v2</text:p>
      <text:p text:style-name="P8">git submodule sync &amp;&amp; git submodule update --init --recursive</text:p>
      <text:p text:style-name="P8"/>
      <text:p text:style-name="P8">touch --no-create *</text:p>
      <text:p text:style-name="P8"/>
      <text:p text:style-name="P8">sudo ./autogen.sh &amp;&amp; ./configure CFLAGS='-g -O2' --sysconfdir=/etc --localstatedir=/var libdir=/usr/lib --prefix=/usr</text:p>
      <text:p text:style-name="P8"/>
      <text:p text:style-name="P8">#sudo ./configure CFLAGS='-g -O2' CXXFLAGS='-g -o2' --sysconfdir=/etc --localstatedir=/var --libdir=/usr/lib --with-rootprefix= <text:s text:c="6"/>--with-rootlibdir=/lib</text:p>
      <text:p text:style-name="P8"/>
      <text:p text:style-name="P8">sudo make</text:p>
      <text:p text:style-name="P8">sudo make install</text:p>
      <text:p text:style-name="P8"/>
      <text:p text:style-name="P8"/>
      <text:p text:style-name="P8">sudo chmod +x /home/mendel/start_mavlink_router.sh</text:p>
      <text:p text:style-name="P8"/>
      <text:p text:style-name="P8">sudo adduser "$USER" dialout</text:p>
      <text:p text:style-name="P8"/>
      <text:p text:style-name="P8">sudo adduser "$USER" tty <text:s/></text:p>
      <text:p text:style-name="P8"/>
      <text:p text:style-name="P8">sudo systemctl enable mav_router.service</text:p>
      <text:p text:style-name="P8"/>
      <text:p text:style-name="P8">sleep 5</text:p>
      <text:p text:style-name="P8"/>
      <text:p text:style-name="P8">sudo systemctl start mav_router.service</text:p>
      <text:p text:style-name="P8"/>
      <text:p text:style-name="P8">sleep 5</text:p>
      <text:p text:style-name="P8"/>
      <text:p text:style-name="P8">mav_router_service_status=$(sudo systemctl is-active mav_router.service)</text:p>
      <text:p text:style-name="P8"/>
      <text:p text:style-name="P8">if [ "$mav_router_service_status" = "active" ] || [ "$mav_router_service_status" = "activating" ]; then</text:p>
      <text:p text:style-name="P8"><text:s text:c="4"/>success "mav_router service is active/activating"</text:p>
      <text:p text:style-name="P8">else </text:p>
      <text:p text:style-name="P8"><text:s text:c="4"/>error "mav_router service ERROR"</text:p>
      <text:p text:style-name="P8"><text:s text:c="4"/>exit 1</text:p>
      <text:p text:style-name="P8">fi</text:p>
      <text:p text:style-name="P8"/>
      <text:p text:style-name="P8">success "Script run successfully !! :)"</text:p>
      <text:p text:style-name="P8">#sudo reboot</text:p>
      <text:p text:style-name="P5"/>
      <text:p text:style-name="P5">------------------------<text:span text:style-name="T7">-----------------</text:span></text:p>
      <text:p text:style-name="P9"><text:soft-page-break/>camera_switching </text:p>
      <text:p text:style-name="P9"/>
      <text:p text:style-name="P9">mendel@jumbo-eft:~/coral_camera_switching$ ls</text:p>
      <text:p text:style-name="P9">README.md <text:s text:c="15"/>dayNightCameraInit.py <text:s text:c="3"/>startLoadSensorCamera.service</text:p>
      <text:p text:style-name="P9">RM_CameraSwitch.service <text:s/>loadSensorCameraInit.py <text:s/>startMavlinkRouter.service</text:p>
      <text:p text:style-name="P9">camerSwitch.sh <text:s text:c="10"/>precisionCameraInit.py <text:s text:c="2"/>startPrecisionCamera.service</text:p>
      <text:p text:style-name="P9">cameraSwitch.py <text:s text:c="9"/>startDayCamera.service <text:s text:c="2"/>switchTest.py</text:p>
      <text:p text:style-name="P5"/>
      <text:p text:style-name="P10">mendel@jumbo-eft:~/coral_camera_switching$ cat dayNightCameraInit.py </text:p>
      <text:p text:style-name="P5">import pyudev</text:p>
      <text:p text:style-name="P5">import os</text:p>
      <text:p text:style-name="P5">import subprocess</text:p>
      <text:p text:style-name="P5">import signal</text:p>
      <text:p text:style-name="P5">import time</text:p>
      <text:p text:style-name="P5"/>
      <text:p text:style-name="P5">pidToKill = None</text:p>
      <text:p text:style-name="P5">process = None</text:p>
      <text:p text:style-name="P5">previousVideoId = None</text:p>
      <text:p text:style-name="P5"/>
      <text:p text:style-name="P5">def killStream():</text:p>
      <text:p text:style-name="P5"><text:s text:c="4"/>global pidToKill</text:p>
      <text:p text:style-name="P5"><text:s text:c="4"/>global process</text:p>
      <text:p text:style-name="P5"><text:s text:c="4"/>if(pidToKill == None):</text:p>
      <text:p text:style-name="P5"><text:s text:c="8"/>pass</text:p>
      <text:p text:style-name="P5"><text:s text:c="4"/>else:</text:p>
      <text:p text:style-name="P5"><text:s text:c="8"/># os.kill(pidToKill, signal.SIGTERM)</text:p>
      <text:p text:style-name="P5"><text:s text:c="8"/>try:</text:p>
      <text:p text:style-name="P5"><text:s text:c="12"/>os.killpg(os.getpgid(process.pid), signal.SIGTERM)</text:p>
      <text:p text:style-name="P5"><text:s text:c="8"/>except Exception as e:</text:p>
      <text:p text:style-name="P5"><text:s text:c="12"/>pass</text:p>
      <text:p text:style-name="P5"><text:s text:c="4"/>pass</text:p>
      <text:p text:style-name="P5"><text:s text:c="4"/>time.sleep(2)</text:p>
      <text:p text:style-name="P5"/>
      <text:p text:style-name="P5">def startStreaming(videoID):</text:p>
      <text:p text:style-name="P5"><text:s text:c="4"/>global pidToKill</text:p>
      <text:p text:style-name="P5"><text:s text:c="4"/>global process</text:p>
      <text:p text:style-name="P5"><text:s text:c="4"/>killStream()</text:p>
      <text:p text:style-name="P5"><text:s text:c="4"/>cmd = 'gst-launch-1.0 v4l2src device=' + videoID + ' ! image/jpeg,width=640,height=480,framerate=30/1 ! tcpserversink host=0.0.0.0 port=5001'</text:p>
      <text:p text:style-name="P5"><text:s text:c="4"/>process = subprocess.Popen(cmd, stdout=subprocess.PIPE, shell=True, preexec_fn=os.setsid)</text:p>
      <text:p text:style-name="P5"><text:s text:c="4"/>pidToKill = True</text:p>
      <text:p text:style-name="P5"><text:s text:c="4"/>pass</text:p>
      <text:p text:style-name="P5"/>
      <text:p text:style-name="P5">def getVideoId():</text:p>
      <text:p text:style-name="P5"><text:tab/>context = pyudev.Context()</text:p>
      <text:p text:style-name="P5"><text:tab/>for device in context.list_devices(subsystem='video4linux'):</text:p>
      <text:p text:style-name="P5"><text:tab/><text:tab/>if(device.get('ID_PATH') == 'platform-xhci-hcd.0.auto-usb-0:1.1.2:1.0'):</text:p>
      <text:p text:style-name="P5"><text:tab/><text:tab/><text:tab/>videoID = str(device.get('DEVNAME'))</text:p>
      <text:p text:style-name="P5"><text:tab/><text:tab/><text:tab/>return videoID</text:p>
      <text:p text:style-name="P5"><text:tab/><text:tab/><text:tab/># os.system('gst-launch-1.0 v4l2src device=' + videoID + ' ! image/jpeg,width=1920,height=1080,framerate=30/1 ! tcpserversink host=0.0.0.0 port=5001' )</text:p>
      <text:p text:style-name="P5"><text:tab/><text:tab/>else:</text:p>
      <text:p text:style-name="P5"><text:tab/><text:tab/><text:tab/>pass</text:p>
      <text:p text:style-name="P5"><text:tab/>return None</text:p>
      <text:p text:style-name="P5"/>
      <text:p text:style-name="P5">while True:</text:p>
      <text:p text:style-name="P5"><text:tab/>time.sleep(1)</text:p>
      <text:p text:style-name="P5"><text:tab/>if(None == previousVideoId):</text:p>
      <text:p text:style-name="P5"><text:tab/><text:tab/>vID = getVideoId()</text:p>
      <text:p text:style-name="P5"><text:tab/><text:tab/>if(vID != None):</text:p>
      <text:p text:style-name="P5"><text:soft-page-break/><text:tab/><text:tab/><text:tab/>previousVideoId = vID</text:p>
      <text:p text:style-name="P5"><text:tab/><text:tab/><text:tab/>startStreaming(vID)</text:p>
      <text:p text:style-name="P5"><text:tab/><text:tab/>pass</text:p>
      <text:p text:style-name="P5"><text:tab/>else:</text:p>
      <text:p text:style-name="P5"><text:tab/><text:tab/>vID = getVideoId()</text:p>
      <text:p text:style-name="P5"><text:tab/><text:tab/>if((vID != None) and (vID != previousVideoId)):</text:p>
      <text:p text:style-name="P5"><text:tab/><text:tab/><text:tab/>previousVideoId = vID</text:p>
      <text:p text:style-name="P5"><text:tab/><text:tab/><text:tab/>killStream()</text:p>
      <text:p text:style-name="P5"><text:tab/><text:tab/><text:tab/>startStreaming(vID)</text:p>
      <text:p text:style-name="P5"><text:tab/><text:tab/><text:tab/>pass</text:p>
      <text:p text:style-name="P5"/>
      <text:p text:style-name="P5"/>
      <text:p text:style-name="P5"/>
      <text:p text:style-name="P5"/>
      <text:p text:style-name="P10">mendel@jumbo-eft:~/coral_camera_switching$ cat loadSensorCameraInit.py </text:p>
      <text:p text:style-name="P5">import pyudev</text:p>
      <text:p text:style-name="P5">import os</text:p>
      <text:p text:style-name="P5">import subprocess</text:p>
      <text:p text:style-name="P5">import signal</text:p>
      <text:p text:style-name="P5">import time</text:p>
      <text:p text:style-name="P5"/>
      <text:p text:style-name="P5">pidToKill = None</text:p>
      <text:p text:style-name="P5">process = None</text:p>
      <text:p text:style-name="P5">previousVideoId = None</text:p>
      <text:p text:style-name="P5"/>
      <text:p text:style-name="P5">def killStream():</text:p>
      <text:p text:style-name="P5"><text:s text:c="4"/>global pidToKill</text:p>
      <text:p text:style-name="P5"><text:s text:c="4"/>global process</text:p>
      <text:p text:style-name="P5"><text:s text:c="4"/>if(pidToKill == None):</text:p>
      <text:p text:style-name="P5"><text:s text:c="8"/>pass</text:p>
      <text:p text:style-name="P5"><text:s text:c="4"/>else:</text:p>
      <text:p text:style-name="P5"><text:s text:c="8"/># os.kill(pidToKill, signal.SIGTERM)</text:p>
      <text:p text:style-name="P5"><text:s text:c="8"/>try:</text:p>
      <text:p text:style-name="P5"><text:s text:c="12"/>os.killpg(os.getpgid(process.pid), signal.SIGTERM)</text:p>
      <text:p text:style-name="P5"><text:s text:c="8"/>except Exception as e:</text:p>
      <text:p text:style-name="P5"><text:s text:c="12"/>pass</text:p>
      <text:p text:style-name="P5"><text:s text:c="4"/>pass</text:p>
      <text:p text:style-name="P5"><text:s text:c="4"/>time.sleep(2)</text:p>
      <text:p text:style-name="P5"/>
      <text:p text:style-name="P5">def startStreaming(videoID):</text:p>
      <text:p text:style-name="P5"><text:s text:c="4"/>global pidToKill</text:p>
      <text:p text:style-name="P5"><text:s text:c="4"/>global process</text:p>
      <text:p text:style-name="P5"><text:s text:c="4"/>killStream()</text:p>
      <text:p text:style-name="P5"><text:s text:c="4"/>cmd = 'gst-launch-1.0 v4l2src device=' + videoID + ' ! image/jpeg,width=640,height=480,framerate=30/1 ! tcpserversink host=0.0.0.0 port=5002'</text:p>
      <text:p text:style-name="P5"><text:s text:c="4"/>process = subprocess.Popen(cmd, stdout=subprocess.PIPE, shell=True, preexec_fn=os.setsid)</text:p>
      <text:p text:style-name="P5"><text:s text:c="4"/>pidToKill = True</text:p>
      <text:p text:style-name="P5"><text:s text:c="4"/>pass</text:p>
      <text:p text:style-name="P5"/>
      <text:p text:style-name="P5">def getVideoId():</text:p>
      <text:p text:style-name="P5"><text:tab/>context = pyudev.Context()</text:p>
      <text:p text:style-name="P5"><text:tab/>for device in context.list_devices(subsystem='video4linux'):</text:p>
      <text:p text:style-name="P5"><text:tab/><text:tab/>if(device.get('ID_PATH') == 'platform-xhci-hcd.0.auto-usb-0:1.1.1:1.0'):</text:p>
      <text:p text:style-name="P5"><text:tab/><text:tab/><text:tab/>videoID = str(device.get('DEVNAME'))</text:p>
      <text:p text:style-name="P5"><text:tab/><text:tab/><text:tab/>return videoID</text:p>
      <text:p text:style-name="P5"><text:tab/><text:tab/><text:tab/># os.system('gst-launch-1.0 v4l2src device=' + videoID + ' ! image/jpeg,width=1920,height=1080,framerate=30/1 ! tcpserversink host=0.0.0.0 port=5001' )</text:p>
      <text:p text:style-name="P5"><text:tab/><text:tab/>else:</text:p>
      <text:p text:style-name="P5"><text:tab/><text:tab/><text:tab/>pass</text:p>
      <text:p text:style-name="P5"><text:tab/>return None</text:p>
      <text:p text:style-name="P5"><text:soft-page-break/></text:p>
      <text:p text:style-name="P5">while True:</text:p>
      <text:p text:style-name="P5"><text:tab/>time.sleep(1)</text:p>
      <text:p text:style-name="P5"><text:tab/>if(None == previousVideoId):</text:p>
      <text:p text:style-name="P5"><text:tab/><text:tab/>vID = getVideoId()</text:p>
      <text:p text:style-name="P5"><text:tab/><text:tab/>if(vID != None):</text:p>
      <text:p text:style-name="P5"><text:tab/><text:tab/><text:tab/>previousVideoId = vID</text:p>
      <text:p text:style-name="P5"><text:tab/><text:tab/><text:tab/>startStreaming(vID)</text:p>
      <text:p text:style-name="P5"><text:tab/><text:tab/>pass</text:p>
      <text:p text:style-name="P5"><text:tab/>else:</text:p>
      <text:p text:style-name="P5"><text:tab/><text:tab/>vID = getVideoId()</text:p>
      <text:p text:style-name="P5"><text:tab/><text:tab/>if((vID != None) and (vID != previousVideoId)):</text:p>
      <text:p text:style-name="P5"><text:tab/><text:tab/><text:tab/>previousVideoId = vID</text:p>
      <text:p text:style-name="P5"><text:tab/><text:tab/><text:tab/>killStream()</text:p>
      <text:p text:style-name="P5"><text:tab/><text:tab/><text:tab/>startStreaming(vID)</text:p>
      <text:p text:style-name="P5"><text:tab/><text:tab/><text:tab/>pass</text:p>
      <text:p text:style-name="P5"/>
      <text:p text:style-name="P5"/>
      <text:p text:style-name="P5"/>
      <text:p text:style-name="P5"/>
      <text:p text:style-name="P5"/>
      <text:p text:style-name="P5">mendel@jumbo-eft:~/coral_camera_switching$ cat precisionCameraInit.py </text:p>
      <text:p text:style-name="P5">import pyudev</text:p>
      <text:p text:style-name="P5">import os</text:p>
      <text:p text:style-name="P5">import subprocess</text:p>
      <text:p text:style-name="P5">import signal</text:p>
      <text:p text:style-name="P5">import time</text:p>
      <text:p text:style-name="P5"/>
      <text:p text:style-name="P5">pidToKill = None</text:p>
      <text:p text:style-name="P5">process = None</text:p>
      <text:p text:style-name="P5">previousVideoId = None</text:p>
      <text:p text:style-name="P5"/>
      <text:p text:style-name="P5">def killStream():</text:p>
      <text:p text:style-name="P5"><text:s text:c="4"/>global pidToKill</text:p>
      <text:p text:style-name="P5"><text:s text:c="4"/>global process</text:p>
      <text:p text:style-name="P5"><text:s text:c="4"/>if(pidToKill == None):</text:p>
      <text:p text:style-name="P5"><text:s text:c="8"/>pass</text:p>
      <text:p text:style-name="P5"><text:s text:c="4"/>else:</text:p>
      <text:p text:style-name="P5"><text:s text:c="8"/># os.kill(pidToKill, signal.SIGTERM)</text:p>
      <text:p text:style-name="P5"><text:s text:c="8"/>try:</text:p>
      <text:p text:style-name="P5"><text:s text:c="12"/>os.killpg(os.getpgid(process.pid), signal.SIGTERM)</text:p>
      <text:p text:style-name="P5"><text:s text:c="8"/>except Exception as e:</text:p>
      <text:p text:style-name="P5"><text:s text:c="12"/>pass</text:p>
      <text:p text:style-name="P5"><text:s text:c="4"/>pass</text:p>
      <text:p text:style-name="P5"><text:s text:c="4"/>time.sleep(2)</text:p>
      <text:p text:style-name="P5"/>
      <text:p text:style-name="P5">def startStreaming(videoID):</text:p>
      <text:p text:style-name="P5"><text:s text:c="4"/>global pidToKill</text:p>
      <text:p text:style-name="P5"><text:s text:c="4"/>global process</text:p>
      <text:p text:style-name="P5"><text:s text:c="4"/>killStream()</text:p>
      <text:p text:style-name="P5"><text:s text:c="4"/>cmd = 'gst-launch-1.0 v4l2src device=' + videoID + ' ! image/jpeg,width=640,height=480,framerate=30/1 ! tcpserversink host=0.0.0.0 port=5003'</text:p>
      <text:p text:style-name="P5"><text:s text:c="4"/>process = subprocess.Popen(cmd, stdout=subprocess.PIPE, shell=True, preexec_fn=os.setsid)</text:p>
      <text:p text:style-name="P5"><text:s text:c="4"/>pidToKill = True</text:p>
      <text:p text:style-name="P5"><text:s text:c="4"/>pass</text:p>
      <text:p text:style-name="P5"/>
      <text:p text:style-name="P5">def getVideoId():</text:p>
      <text:p text:style-name="P5"><text:tab/>context = pyudev.Context()</text:p>
      <text:p text:style-name="P5"><text:tab/>for device in context.list_devices(subsystem='video4linux'):</text:p>
      <text:p text:style-name="P5"><text:tab/><text:tab/>if(device.get('ID_PATH') == 'platform-xhci-hcd.0.auto-usb-0:1.2:1.0'):</text:p>
      <text:p text:style-name="P5"><text:soft-page-break/><text:tab/><text:tab/><text:tab/>videoID = str(device.get('DEVNAME'))</text:p>
      <text:p text:style-name="P5"><text:tab/><text:tab/><text:tab/>return videoID</text:p>
      <text:p text:style-name="P5"><text:tab/><text:tab/><text:tab/># os.system('gst-launch-1.0 v4l2src device=' + videoID + ' ! image/jpeg,width=1920,height=1080,framerate=30/1 ! tcpserversink host=0.0.0.0 port=5001' )</text:p>
      <text:p text:style-name="P5"><text:tab/><text:tab/>else:</text:p>
      <text:p text:style-name="P5"><text:tab/><text:tab/><text:tab/>pass</text:p>
      <text:p text:style-name="P5"><text:tab/>return None</text:p>
      <text:p text:style-name="P5"/>
      <text:p text:style-name="P5">while True:</text:p>
      <text:p text:style-name="P5"><text:tab/>time.sleep(1)</text:p>
      <text:p text:style-name="P5"><text:tab/>if(None == previousVideoId):</text:p>
      <text:p text:style-name="P5"><text:tab/><text:tab/>vID = getVideoId()</text:p>
      <text:p text:style-name="P5"><text:tab/><text:tab/>if(vID != None):</text:p>
      <text:p text:style-name="P5"><text:tab/><text:tab/><text:tab/>previousVideoId = vID</text:p>
      <text:p text:style-name="P5"><text:tab/><text:tab/><text:tab/>startStreaming(vID)</text:p>
      <text:p text:style-name="P5"><text:tab/><text:tab/>pass</text:p>
      <text:p text:style-name="P5"><text:tab/>else:</text:p>
      <text:p text:style-name="P5"><text:tab/><text:tab/>vID = getVideoId()</text:p>
      <text:p text:style-name="P5"><text:tab/><text:tab/>if((vID != None) and (vID != previousVideoId)):</text:p>
      <text:p text:style-name="P5"><text:tab/><text:tab/><text:tab/>previousVideoId = vID</text:p>
      <text:p text:style-name="P5"><text:tab/><text:tab/><text:tab/>killStream()</text:p>
      <text:p text:style-name="P5"><text:tab/><text:tab/><text:tab/>startStreaming(vID)</text:p>
      <text:p text:style-name="P5"><text:tab/><text:tab/><text:tab/>pass</text:p>
      <text:p text:style-name="P5"/>
      <text:p text:style-name="P5"/>
      <text:p text:style-name="P5"/>
      <text:p text:style-name="P5">mendel@jumbo-eft:~/coral_camera_switching$ cat RM_CameraSwitch.service </text:p>
      <text:p text:style-name="P5">[Unit]</text:p>
      <text:p text:style-name="P5">Description=Day Camera HDMI service</text:p>
      <text:p text:style-name="P5">After=network.target weston.service startPrecisionCamera.service</text:p>
      <text:p text:style-name="P5">StartLimitIntervalSec=0</text:p>
      <text:p text:style-name="P5"/>
      <text:p text:style-name="P5"/>
      <text:p text:style-name="P5">[Service]</text:p>
      <text:p text:style-name="P5">Type=simple</text:p>
      <text:p text:style-name="P5">Restart=always</text:p>
      <text:p text:style-name="P5">RestartSec=1</text:p>
      <text:p text:style-name="P5">User=mendel</text:p>
      <text:p text:style-name="P5">TimeoutStartSec=infinity</text:p>
      <text:p text:style-name="P5">ExecStartPre=/bin/sleep 40</text:p>
      <text:p text:style-name="P5">ExecStart=/bin/sh /home/mendel/coral_camera_switching/camerSwitch.sh</text:p>
      <text:p text:style-name="P5"/>
      <text:p text:style-name="P5">[Install]</text:p>
      <text:p text:style-name="P5">WantedBy=multi-user.target</text:p>
      <text:p text:style-name="P5"/>
      <text:p text:style-name="P5"/>
      <text:p text:style-name="P12">mendel@jumbo-eft:~/coral_camera_switching$ cat startMavlinkRouter.service</text:p>
      <text:p text:style-name="P12">[Unit]</text:p>
      <text:p text:style-name="P12">Description=Day Camera HDMI service</text:p>
      <text:p text:style-name="P12">After=network.target</text:p>
      <text:p text:style-name="P12">StartLimitIntervalSec=0</text:p>
      <text:p text:style-name="P12"/>
      <text:p text:style-name="P12">[Service]</text:p>
      <text:p text:style-name="P12">Type=simple</text:p>
      <text:p text:style-name="P12">Restart=always</text:p>
      <text:p text:style-name="P12">RestartSec=1</text:p>
      <text:p text:style-name="P12">User=root</text:p>
      <text:p text:style-name="P12">ExecStart=/usr/bin/mavlink-routerd -e 0.0.0.0:14551 -e 0.0.0.0:14552</text:p>
      <text:p text:style-name="P12"/>
      <text:p text:style-name="P12">[Install]</text:p>
      <text:p text:style-name="P12"><text:soft-page-break/>WantedBy=multi-user.target</text:p>
      <text:p text:style-name="P5"/>
      <text:p text:style-name="P5"/>
      <text:p text:style-name="P5">mendel@jumbo-eft:~/coral_camera_switching$ cat camerSwitch.sh</text:p>
      <text:p text:style-name="P5">#!/bin/bash</text:p>
      <text:p text:style-name="P5">/usr/bin/python3 /home/mendel/coral_camera_switching/cameraSwitch.py</text:p>
      <text:p text:style-name="P5"/>
      <text:p text:style-name="P5"/>
      <text:p text:style-name="P5">mendel@jumbo-eft:~/coral_camera_switching$ cat cameraSwitch.py</text:p>
      <text:p text:style-name="P5">import os</text:p>
      <text:p text:style-name="P5">import subprocess</text:p>
      <text:p text:style-name="P5">import signal</text:p>
      <text:p text:style-name="P5">import time</text:p>
      <text:p text:style-name="P5">import json</text:p>
      <text:p text:style-name="P5">import sys</text:p>
      <text:p text:style-name="P5">import datetime</text:p>
      <text:p text:style-name="P5">import logging</text:p>
      <text:p text:style-name="P5">import configparser</text:p>
      <text:p text:style-name="P5">from pymavlink import mavutil</text:p>
      <text:p text:style-name="P5">import pyudev</text:p>
      <text:p text:style-name="P5">from logging.handlers import RotatingFileHandler</text:p>
      <text:p text:style-name="P5"/>
      <text:p text:style-name="P5">def getVideoId(id_path):</text:p>
      <text:p text:style-name="P5"><text:tab/>context = pyudev.Context()</text:p>
      <text:p text:style-name="P5"><text:tab/>for device in context.list_devices(subsystem='video4linux'):</text:p>
      <text:p text:style-name="P5"><text:tab/><text:tab/>if(device.get('ID_PATH') == str(id_path)):</text:p>
      <text:p text:style-name="P5"><text:tab/><text:tab/><text:tab/>videoID = str(device.get('DEVNAME'))</text:p>
      <text:p text:style-name="P5"><text:tab/><text:tab/><text:tab/>return videoID</text:p>
      <text:p text:style-name="P5"><text:tab/><text:tab/><text:tab/># os.system('gst-launch-1.0 v4l2src device=' + videoID + ' ! image/jpeg,width=1920,height=1080,framerate=30/1 ! tcpserversink host=0.0.0.0 port=5001' )</text:p>
      <text:p text:style-name="P5"><text:tab/><text:tab/>else:</text:p>
      <text:p text:style-name="P5"><text:tab/><text:tab/><text:tab/>pass</text:p>
      <text:p text:style-name="P5"><text:tab/>return None</text:p>
      <text:p text:style-name="P5"/>
      <text:p text:style-name="P5">usb1Id = 'platform-xhci-hcd.0.auto-usb-0:1.1.2:1.0'</text:p>
      <text:p text:style-name="P5">usb2Id = 'platform-xhci-hcd.0.auto-usb-0:1.1.1:1.0'</text:p>
      <text:p text:style-name="P5">usb3Id = 'platform-xhci-hcd.0.auto-usb-0:1.2:1.0'</text:p>
      <text:p text:style-name="P5"/>
      <text:p text:style-name="P5">cameraReportDict = {1:{"usbid":usb1Id,"status":-1},</text:p>
      <text:p text:style-name="P5"><text:s text:c="20"/>2:{"usbid":usb2Id,"status":-1},</text:p>
      <text:p text:style-name="P5"><text:s text:c="20"/>3:{"usbid":usb3Id,"status":-1}}</text:p>
      <text:p text:style-name="P5"/>
      <text:p text:style-name="P5">pidToKill = None</text:p>
      <text:p text:style-name="P5">process = None</text:p>
      <text:p text:style-name="P5">cameraID = None</text:p>
      <text:p text:style-name="P5"/>
      <text:p text:style-name="P5">while(None == cameraID):</text:p>
      <text:p text:style-name="P5"><text:s text:c="4"/>if(None != getVideoId(usb1Id)):</text:p>
      <text:p text:style-name="P5"><text:s text:c="8"/>cameraID = 1</text:p>
      <text:p text:style-name="P5"><text:s text:c="4"/>elif(None != getVideoId(usb2Id)):</text:p>
      <text:p text:style-name="P5"><text:s text:c="8"/>cameraID = 2</text:p>
      <text:p text:style-name="P5"/>
      <text:p text:style-name="P5">os.system("sudo systemctl restart weston.service")</text:p>
      <text:p text:style-name="P5">time.sleep(5)</text:p>
      <text:p text:style-name="P5"/>
      <text:p text:style-name="P5">SNIFF = False</text:p>
      <text:p text:style-name="P5"/>
      <text:p text:style-name="P5">print("Establishing Connection With Vehicle")</text:p>
      <text:p text:style-name="P5"/>
      <text:p text:style-name="P5">if (SNIFF) :</text:p>
      <text:p text:style-name="P5"><text:soft-page-break/><text:s text:c="4"/>master = mavutil.mavlink_connection("/dev/ttyUSB0", baud=57600, autoreconnect=True)</text:p>
      <text:p text:style-name="P5"><text:s text:c="4"/>master.wait_heartbeat()</text:p>
      <text:p text:style-name="P5"><text:s text:c="4"/>print("USB Connection Succedded")</text:p>
      <text:p text:style-name="P5">else :</text:p>
      <text:p text:style-name="P5"><text:s text:c="4"/>master = mavutil.mavlink_connection('udpin:0.0.0.0:14551',source_component = 93,source_system = 1, autoreconnect=True)</text:p>
      <text:p text:style-name="P5"><text:s text:c="4"/>master.wait_heartbeat()</text:p>
      <text:p text:style-name="P5"><text:s text:c="4"/>print("UDP Connection Succeeded")</text:p>
      <text:p text:style-name="P5"/>
      <text:p text:style-name="P5">def killStream():</text:p>
      <text:p text:style-name="P5"><text:s text:c="4"/>global pidToKill</text:p>
      <text:p text:style-name="P5"><text:s text:c="4"/>global process</text:p>
      <text:p text:style-name="P5"><text:s text:c="4"/>if(pidToKill == None):</text:p>
      <text:p text:style-name="P5"><text:s text:c="8"/>pass</text:p>
      <text:p text:style-name="P5"><text:s text:c="4"/>else:</text:p>
      <text:p text:style-name="P5"><text:s text:c="8"/># os.kill(pidToKill, signal.SIGTERM)</text:p>
      <text:p text:style-name="P5"><text:s text:c="8"/>try:</text:p>
      <text:p text:style-name="P5"><text:s text:c="12"/>os.killpg(os.getpgid(process.pid), signal.SIGTERM)</text:p>
      <text:p text:style-name="P5"><text:s text:c="12"/>time.sleep(1)</text:p>
      <text:p text:style-name="P5"><text:s text:c="8"/>except Exception as e:</text:p>
      <text:p text:style-name="P5"><text:s text:c="12"/>pass</text:p>
      <text:p text:style-name="P5"><text:s text:c="4"/>pass</text:p>
      <text:p text:style-name="P5"/>
      <text:p text:style-name="P5">def updateCameraStatus():</text:p>
      <text:p text:style-name="P5"><text:s text:c="4"/>global cameraReportDict</text:p>
      <text:p text:style-name="P5"><text:s text:c="4"/>for id in cameraReportDict.keys():</text:p>
      <text:p text:style-name="P5"><text:s text:c="8"/>status = getVideoId(cameraReportDict[id]["usbid"])</text:p>
      <text:p text:style-name="P5"><text:s text:c="8"/>if(None == status):</text:p>
      <text:p text:style-name="P5"><text:s text:c="12"/>cameraReportDict[id]["status"] = 0</text:p>
      <text:p text:style-name="P5"><text:s text:c="8"/>else:</text:p>
      <text:p text:style-name="P5"><text:s text:c="12"/>cameraReportDict[id]["status"] = int(id)</text:p>
      <text:p text:style-name="P5"><text:s text:c="8"/>pass</text:p>
      <text:p text:style-name="P5"/>
      <text:p text:style-name="P5">if "XDG_RUNTIME_DIR" not in os.environ:</text:p>
      <text:p text:style-name="P5"><text:s text:c="4"/>os.environ["XDG_RUNTIME_DIR"] = "/run/user/1000"</text:p>
      <text:p text:style-name="P5"/>
      <text:p text:style-name="P5">cmd = "gst-launch-1.0 tcpclientsrc host=0.0.0.0 port=500"+ str(cameraID) + " ! decodebin ! autovideosink "</text:p>
      <text:p text:style-name="P5">process = subprocess.Popen(cmd, stdout=subprocess.PIPE, shell=True, preexec_fn=os.setsid)</text:p>
      <text:p text:style-name="P5">pidToKill = True</text:p>
      <text:p text:style-name="P5">time.sleep(3)</text:p>
      <text:p text:style-name="P5">heartbeatSentTime = time.time()</text:p>
      <text:p text:style-name="P5"/>
      <text:p text:style-name="P5">def startStreaming(portId):</text:p>
      <text:p text:style-name="P5"><text:s text:c="4"/>global pidToKill</text:p>
      <text:p text:style-name="P5"><text:s text:c="4"/>global process</text:p>
      <text:p text:style-name="P5"><text:s text:c="4"/>global cameraID</text:p>
      <text:p text:style-name="P5"><text:s text:c="4"/>killStream()</text:p>
      <text:p text:style-name="P5"><text:s text:c="4"/>cmd = "gst-launch-1.0 tcpclientsrc host=0.0.0.0 port=500"+ str(portId) +" ! decodebin ! autovideosink "</text:p>
      <text:p text:style-name="P5"><text:s text:c="4"/>process = subprocess.Popen(cmd, stdout=subprocess.PIPE, shell=True, preexec_fn=os.setsid)</text:p>
      <text:p text:style-name="P5"><text:s text:c="4"/>time.sleep(3)</text:p>
      <text:p text:style-name="P5"><text:s text:c="4"/>pidToKill = True</text:p>
      <text:p text:style-name="P5"><text:s text:c="4"/>cameraID = portId</text:p>
      <text:p text:style-name="P5"><text:s text:c="4"/>pass</text:p>
      <text:p text:style-name="P5"/>
      <text:p text:style-name="P5">while True:</text:p>
      <text:p text:style-name="P5"><text:s text:c="4"/>time.sleep(0.01)</text:p>
      <text:p text:style-name="P5"><text:s text:c="4"/>if((time.time() - heartbeatSentTime) &gt; 1):</text:p>
      <text:p text:style-name="P5"><text:s text:c="8"/>updateCameraStatus()</text:p>
      <text:p text:style-name="P5"><text:s text:c="8"/>heartbeatSentTime = time.time()</text:p>
      <text:p text:style-name="P5"><text:s text:c="8"/>try:</text:p>
      <text:p text:style-name="P5"><text:soft-page-break/><text:s text:c="12"/>#print("HBT Sent")</text:p>
      <text:p text:style-name="P5"><text:s text:c="12"/>master.mav.heartbeat_send(0,0,0,0,0,0)</text:p>
      <text:p text:style-name="P5"><text:s text:c="12"/>master.mav.cam_switch_hbt_send(int(cameraReportDict[1]["status"]), int(cameraReportDict[2]["status"]), 0, 0, 0)</text:p>
      <text:p text:style-name="P5"><text:s text:c="8"/>except Exception as e:</text:p>
      <text:p text:style-name="P5"><text:s text:c="12"/>print(str(e))</text:p>
      <text:p text:style-name="P5"><text:s text:c="8"/>if(pidToKill == True):</text:p>
      <text:p text:style-name="P5"><text:s text:c="12"/>poll = process.poll()</text:p>
      <text:p text:style-name="P5"><text:s text:c="12"/>if poll is None:</text:p>
      <text:p text:style-name="P5"><text:s text:c="16"/>pass</text:p>
      <text:p text:style-name="P5"><text:s text:c="12"/>else:</text:p>
      <text:p text:style-name="P5"><text:s text:c="16"/>startStreaming(int(cameraID))</text:p>
      <text:p text:style-name="P5"><text:s text:c="4"/>try:</text:p>
      <text:p text:style-name="P5"><text:s text:c="8"/>message = (master.recv_match())</text:p>
      <text:p text:style-name="P5"><text:s text:c="8"/>if (message.get_msgId() == mavutil.mavlink.MAVLINK_MSG_ID_COMMAND_LONG):</text:p>
      <text:p text:style-name="P5"><text:s text:c="12"/># print(message)</text:p>
      <text:p text:style-name="P5"><text:s text:c="12"/>messageDict = message.to_dict()</text:p>
      <text:p text:style-name="P5"><text:s text:c="12"/>if((int(messageDict['command']) == 404 and int(messageDict['param1']) == 1) and (int(cameraReportDict[1]["status"]) != 0)):</text:p>
      <text:p text:style-name="P5"><text:s text:c="16"/>master.mav.command_ack_send(404,0)</text:p>
      <text:p text:style-name="P5"><text:s text:c="16"/>startStreaming(1) <text:s text:c="15"/></text:p>
      <text:p text:style-name="P5"><text:s text:c="16"/>pass</text:p>
      <text:p text:style-name="P5"><text:s text:c="12"/>elif((int(messageDict['command']) == 404 and int(messageDict['param1']) == 2) and (int(cameraReportDict[2]["status"]) != 0)):</text:p>
      <text:p text:style-name="P5"><text:s text:c="16"/>master.mav.command_ack_send(404,0)</text:p>
      <text:p text:style-name="P5"><text:s text:c="16"/>startStreaming(2) <text:s text:c="15"/></text:p>
      <text:p text:style-name="P5"><text:s text:c="16"/>pass</text:p>
      <text:p text:style-name="P5"><text:s text:c="12"/>elif(int(messageDict['command']) == 404):</text:p>
      <text:p text:style-name="P5"><text:s text:c="16"/>master.mav.command_ack_send(404,0)</text:p>
      <text:p text:style-name="P5"><text:s text:c="16"/>pass</text:p>
      <text:p text:style-name="P5"><text:s text:c="12"/>pass</text:p>
      <text:p text:style-name="P5"><text:s text:c="8"/></text:p>
      <text:p text:style-name="P5"><text:s text:c="4"/>except Exception as e:</text:p>
      <text:p text:style-name="P5"><text:s text:c="8"/># print(e)</text:p>
      <text:p text:style-name="P5"><text:s text:c="8"/>pass</text:p>
      <text:p text:style-name="P5"/>
      <text:p text:style-name="P5"/>
      <text:p text:style-name="P5">mendel@jumbo-eft:~$ cat shellLogger.sh </text:p>
      <text:p text:style-name="P5">#!/bin/sh</text:p>
      <text:p text:style-name="P5">#set -e</text:p>
      <text:p text:style-name="P5">set -u</text:p>
      <text:p text:style-name="P5">set +x</text:p>
      <text:p text:style-name="P5"/>
      <text:p text:style-name="P5"/>
      <text:p text:style-name="P5">info() {</text:p>
      <text:p text:style-name="P5"><text:s text:c="4"/>printf '%b' "\n\033[1;33m[Info] <text:s text:c="3"/>\033[0m $1"</text:p>
      <text:p text:style-name="P5">}</text:p>
      <text:p text:style-name="P5"/>
      <text:p text:style-name="P5"/>
      <text:p text:style-name="P5">error() {</text:p>
      <text:p text:style-name="P5"><text:s text:c="4"/>printf '%b' "\n\033[1;31m[Error] <text:s text:c="2"/>\033[0m $1"</text:p>
      <text:p text:style-name="P5">}</text:p>
      <text:p text:style-name="P5"/>
      <text:p text:style-name="P5">success() {</text:p>
      <text:p text:style-name="P5"><text:s text:c="4"/>printf '%b' "\n\033[1;32m[Success] \033[0m $1"</text:p>
      <text:p text:style-name="P5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8T16:18:06.766605338</meta:creation-date>
    <meta:generator>LibreOffice/6.4.7.2$Linux_X86_64 LibreOffice_project/40$Build-2</meta:generator>
    <dc:date>2023-02-08T17:21:19.349080725</dc:date>
    <meta:editing-duration>PT42M2S</meta:editing-duration>
    <meta:editing-cycles>41</meta:editing-cycles>
    <meta:document-statistic meta:table-count="0" meta:image-count="0" meta:object-count="0" meta:page-count="13" meta:paragraph-count="645" meta:word-count="1487" meta:character-count="20209" meta:non-whitespace-character-count="18025"/>
  </office:meta>
</office:document-meta>
</file>